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055in"/>
    </style:style>
    <style:style style:name="TableColumn3" style:family="table-column">
      <style:table-column-properties style:column-width="1.1513in"/>
    </style:style>
    <style:style style:name="TableColumn4" style:family="table-column">
      <style:table-column-properties style:column-width="1.1375in"/>
    </style:style>
    <style:style style:name="TableColumn5" style:family="table-column">
      <style:table-column-properties style:column-width="1.327in"/>
    </style:style>
    <style:style style:name="TableColumn6" style:family="table-column">
      <style:table-column-properties style:column-width="3.1131in"/>
    </style:style>
    <style:style style:name="TableColumn7" style:family="table-column">
      <style:table-column-properties style:column-width="1.1902in"/>
    </style:style>
    <style:style style:name="Table1" style:family="table" style:master-page-name="MP0">
      <style:table-properties style:width="9.02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</style:style>
    <style:style style:name="TableCell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" style:parent-style-name="ListParagraph" style:family="paragraph">
      <style:paragraph-properties fo:text-align="center" fo:margin-bottom="0in" fo:line-height="100%" fo:margin-left="0.0118in" fo:margin-right="-0.0312in">
        <style:tab-stops/>
      </style:paragraph-properties>
      <style:text-properties fo:language="pl" fo:country="PL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language="pl" fo:country="PL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language="pl" fo:country="PL"/>
    </style:style>
    <style:style style:name="P73" style:parent-style-name="Normal" style:family="paragraph">
      <style:text-properties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wydajnościowe</text:p>
          </table:table-cell>
          <table:table-cell table:style-name="TableCell11">
            <text:p text:style-name="P12">Generowanie skrótu MD5</text:p>
          </table:table-cell>
          <table:table-cell table:style-name="TableCell13">
            <text:p text:style-name="P14">Hasło string z wartością do wygenerowania skrótu</text:p>
          </table:table-cell>
          <table:table-cell table:style-name="TableCell15">
            <text:p text:style-name="P16">Zmień hasło innego użytkownika</text:p>
          </table:table-cell>
          <table:table-cell table:style-name="TableCell17">
            <text:p text:style-name="P18">1.Sprawdzamy czas systemowy 2. Wykonujemy funkcję generateMD%Hash(„zaq1@WSX”) z klasy MD5Generator 3. Sprawdzamy czas systemowy 4. Liczymy różnicę czasu po wykonaniu funkcji a przed wykonaniem</text:p>
          </table:table-cell>
          <table:table-cell table:style-name="TableCell19">
            <text:p text:style-name="P20">&lt;0.5ms</text:p>
          </table:table-cell>
        </table:table-row>
        <table:table-row table:style-name="TableRow21">
          <table:table-cell table:style-name="TableCell22">
            <text:p text:style-name="P23">wydajnościowe</text:p>
          </table:table-cell>
          <table:table-cell table:style-name="TableCell24">
            <text:p text:style-name="P25">Głęboka kopia obiektu wykorzystując serializację</text:p>
          </table:table-cell>
          <table:table-cell table:style-name="TableCell26">
            <text:p text:style-name="P27">Obiekt</text:p>
          </table:table-cell>
          <table:table-cell table:style-name="TableCell28">
            <text:p text:style-name="P29">Edytuj dane innego konta</text:p>
          </table:table-cell>
          <table:table-cell table:style-name="TableCell30">
            <text:p text:style-name="P31">1.Sprawdzamy czas systemowy 2. Wykonujemy funkcję generateMD%Hash(„zaq1@WSX”) z klasy MD5Generator 3. Sprawdzamy czas systemowy 4. Liczymy różnicę czasu po wykonaniu funkcji a przed wykonaniem</text:p>
          </table:table-cell>
          <table:table-cell table:style-name="TableCell32">
            <text:p text:style-name="P33">&lt;0.5ms</text:p>
          </table:table-cell>
        </table:table-row>
        <table:table-row table:style-name="TableRow34">
          <table:table-cell table:style-name="TableCell35">
            <text:p text:style-name="P36">wydajnościowe</text:p>
          </table:table-cell>
          <table:table-cell table:style-name="TableCell37">
            <text:p text:style-name="P38">Tworzenie poziomu dostępu z określonego zbioru wartości</text:p>
          </table:table-cell>
          <table:table-cell table:style-name="TableCell39">
            <text:p text:style-name="P40">Nazwa poziomu dostępu</text:p>
          </table:table-cell>
          <table:table-cell table:style-name="TableCell41">
            <text:p text:style-name="P42">Dołącz poziom dostępu do konta</text:p>
          </table:table-cell>
          <table:table-cell table:style-name="TableCell43">
            <text:p text:style-name="P44">1.Sprawdzamy czas systemowy 2. Wykonujemy funkcję stworzPoziomDostepu(„AGENT”) z klasy KontoMenager 3. Sprawdzamy czas systemowy 4. Liczymy różnicę czasu po wykonaniu funkcji a przed wykonaniem</text:p>
          </table:table-cell>
          <table:table-cell table:style-name="TableCell45">
            <text:p text:style-name="P46">&lt;0.5ms</text:p>
          </table:table-cell>
        </table:table-row>
        <table:table-row table:style-name="TableRow47">
          <table:table-cell table:style-name="TableCell48">
            <text:p text:style-name="P49">wydajnościowe</text:p>
          </table:table-cell>
          <table:table-cell table:style-name="TableCell50">
            <text:p text:style-name="P51">Sprawdzenie warunków dodanie poziomów dostępu</text:p>
          </table:table-cell>
          <table:table-cell table:style-name="TableCell52">
            <text:p text:style-name="P53">Konto do którego chcemy dodać poziom, nazwa poziomu który chcemy dodać</text:p>
          </table:table-cell>
          <table:table-cell table:style-name="TableCell54">
            <text:p text:style-name="P55">Dołącz poziom dostępu do konta</text:p>
          </table:table-cell>
          <table:table-cell table:style-name="TableCell56">
            <text:p text:style-name="P57">1.Sprawdzamy czas systemowy 2. Wykonujemy funkcję czyMoznaDodacPoziom(Konto o loginie „agent”, „MENADZER” 3. Sprawdzamy czas systemowy 4. Liczymy różnicę czasu po wykonaniu funkcji a przed wykonaniem</text:p>
          </table:table-cell>
          <table:table-cell table:style-name="TableCell58">
            <text:p text:style-name="P59">&lt;1ms</text:p>
          </table:table-cell>
        </table:table-row>
        <table:table-row table:style-name="TableRow60">
          <table:table-cell table:style-name="TableCell61">
            <text:p text:style-name="P62">wydajnościowe</text:p>
          </table:table-cell>
          <table:table-cell table:style-name="TableCell63">
            <text:p text:style-name="P64">Pobieranie wiadomosci ze słownika</text:p>
          </table:table-cell>
          <table:table-cell table:style-name="TableCell65">
            <text:p text:style-name="P66">Klucz</text:p>
          </table:table-cell>
          <table:table-cell table:style-name="TableCell67">
            <text:p text:style-name="P68">Zarejestruj</text:p>
          </table:table-cell>
          <table:table-cell table:style-name="TableCell69">
            <text:p text:style-name="P70">1.Sprawdzamy czas systemowy 2.Wykonujemy funkcję getMessage(„notyfikacja.rejestracja.tytul”) 3. Sprawdzamy czas systemowy 4. Liczymy różnicę czasu po wykonaniu funkcji a przed wykonaniem</text:p>
          </table:table-cell>
          <table:table-cell table:style-name="TableCell71">
            <text:p text:style-name="P72">&lt;0.1ms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in" fo:page-height="8.5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laczyk, Radoslaw</meta:initial-creator>
    <dc:creator>Pawlaczyk, Radoslaw</dc:creator>
    <meta:creation-date>2017-06-16T09:59:00Z</meta:creation-date>
    <dc:date>2017-06-16T10:55:00Z</dc:date>
    <meta:template xlink:href="Normal.dotm" xlink:type="simple"/>
    <meta:editing-cycles>1</meta:editing-cycles>
    <meta:editing-duration>PT0S</meta:editing-duration>
    <meta:document-statistic meta:page-count="1" meta:paragraph-count="3" meta:word-count="224" meta:character-count="1566" meta:row-count="11" meta:non-whitespace-character-count="1345"/>
  </office:meta>
</office:document-meta>
</file>